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b967" officeooo:paragraph-rsid="0014b967"/>
    </style:style>
    <style:style style:name="P2" style:family="paragraph" style:parent-style-name="Standard">
      <style:text-properties fo:font-style="normal" officeooo:rsid="0014b967" officeooo:paragraph-rsid="0014b967" style:font-style-asian="normal" style:font-style-complex="normal"/>
    </style:style>
    <style:style style:name="P3" style:family="paragraph" style:parent-style-name="Standard">
      <style:text-properties fo:font-weight="bold" officeooo:rsid="001c4d5d" officeooo:paragraph-rsid="001c4d5d" style:font-weight-asian="bold" style:font-weight-complex="bold"/>
    </style:style>
    <style:style style:name="P4" style:family="paragraph" style:parent-style-name="Standard">
      <style:text-properties fo:font-weight="bold" officeooo:rsid="00282417" officeooo:paragraph-rsid="00282417" style:font-weight-asian="bold" style:font-weight-complex="bold"/>
    </style:style>
    <style:style style:name="P5" style:family="paragraph" style:parent-style-name="Standard">
      <style:text-properties fo:font-weight="bold" officeooo:rsid="0029251a" officeooo:paragraph-rsid="0030e650" style:font-weight-asian="bold" style:font-weight-complex="bold"/>
    </style:style>
    <style:style style:name="P6" style:family="paragraph" style:parent-style-name="Standard">
      <style:text-properties fo:font-weight="bold" officeooo:rsid="00388700" officeooo:paragraph-rsid="00388700"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9251a" officeooo:paragraph-rsid="0029251a"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0e650" officeooo:paragraph-rsid="0030e650" style:font-weight-asian="bold" style:font-weight-complex="bold"/>
    </style:style>
    <style:style style:name="P9" style:family="paragraph" style:parent-style-name="Standard">
      <style:text-properties style:text-underline-style="solid" style:text-underline-width="auto" style:text-underline-color="font-color" fo:font-weight="bold" officeooo:rsid="0041ff54" officeooo:paragraph-rsid="0041ff54" style:font-weight-asian="bold" style:font-weight-complex="bold"/>
    </style:style>
    <style:style style:name="P10" style:family="paragraph" style:parent-style-name="Standard">
      <style:text-properties fo:color="#ce181e" fo:font-weight="normal" officeooo:rsid="004bfc14" officeooo:paragraph-rsid="004bfc14" style:font-weight-asian="normal" style:font-weight-complex="normal"/>
    </style:style>
    <style:style style:name="P11" style:family="paragraph" style:parent-style-name="Standard">
      <style:text-properties fo:color="#ce181e" fo:font-weight="normal" officeooo:rsid="004cf3a5" officeooo:paragraph-rsid="004cf3a5" style:font-weight-asian="normal" style:font-weight-complex="normal"/>
    </style:style>
    <style:style style:name="P12" style:family="paragraph" style:parent-style-name="Standard">
      <style:text-properties fo:color="#ce181e" fo:font-weight="normal" officeooo:rsid="0047e4d9" officeooo:paragraph-rsid="0046c15a" style:font-weight-asian="normal" style:font-weight-complex="normal"/>
    </style:style>
    <style:style style:name="P13" style:family="paragraph" style:parent-style-name="Standard">
      <style:text-properties fo:color="#ce181e" fo:font-weight="normal" officeooo:rsid="0036d49e" officeooo:paragraph-rsid="00388700" fo:background-color="#fff200" style:font-weight-asian="normal" style:font-weight-complex="normal"/>
    </style:style>
    <style:style style:name="P14" style:family="paragraph" style:parent-style-name="Standard">
      <style:text-properties fo:color="#ce181e" fo:font-size="12pt" style:text-underline-style="none" fo:font-weight="normal" officeooo:rsid="00698584" officeooo:paragraph-rsid="00679b3a" style:font-size-asian="10.5pt" style:font-weight-asian="normal" style:font-size-complex="12pt" style:font-weight-complex="normal"/>
    </style:style>
    <style:style style:name="P15" style:family="paragraph" style:parent-style-name="Standard">
      <style:text-properties style:use-window-font-color="true" fo:font-weight="bold" officeooo:rsid="003addb7" officeooo:paragraph-rsid="003addb7" fo:background-color="transparent" style:font-weight-asian="bold" style:font-weight-complex="bold"/>
    </style:style>
    <style:style style:name="P16" style:family="paragraph" style:parent-style-name="Standard">
      <style:text-properties style:use-window-font-color="true" fo:font-weight="bold" officeooo:rsid="003f4645" officeooo:paragraph-rsid="003f4645" fo:background-color="transparent" style:font-weight-asian="bold" style:font-weight-complex="bold"/>
    </style:style>
    <style:style style:name="P17" style:family="paragraph" style:parent-style-name="Standard">
      <style:text-properties style:use-window-font-color="true" fo:font-weight="bold" officeooo:rsid="0051834d" officeooo:paragraph-rsid="0051834d" style:font-weight-asian="bold" style:font-weight-complex="bold"/>
    </style:style>
    <style:style style:name="P18" style:family="paragraph" style:parent-style-name="Standard">
      <style:text-properties style:use-window-font-color="true" fo:font-weight="bold" officeooo:rsid="00582c16" officeooo:paragraph-rsid="00582c16" style:font-weight-asian="bold" style:font-weight-complex="bold"/>
    </style:style>
    <style:style style:name="P19" style:family="paragraph" style:parent-style-name="Standard">
      <style:text-properties style:use-window-font-color="true" fo:font-weight="bold" officeooo:rsid="005d54f6" officeooo:paragraph-rsid="005ba7dd" style:font-weight-asian="bold" style:font-weight-complex="bold"/>
    </style:style>
    <style:style style:name="P20" style:family="paragraph" style:parent-style-name="Standard">
      <style:text-properties style:use-window-font-color="true" fo:font-weight="normal" officeooo:rsid="003c4e67" officeooo:paragraph-rsid="003c4e67" fo:background-color="transparent" style:font-weight-asian="normal" style:font-weight-complex="normal"/>
    </style:style>
    <style:style style:name="P21" style:family="paragraph" style:parent-style-name="Standard">
      <style:text-properties style:use-window-font-color="true" fo:font-weight="normal" officeooo:rsid="0039c3a3" officeooo:paragraph-rsid="00388700" fo:background-color="transparent" style:font-weight-asian="normal" style:font-weight-complex="normal"/>
    </style:style>
    <style:style style:name="P22" style:family="paragraph" style:parent-style-name="Standard">
      <style:text-properties style:use-window-font-color="true" fo:font-weight="normal" officeooo:rsid="0047e4d9" officeooo:paragraph-rsid="0047e4d9" style:font-weight-asian="normal" style:font-weight-complex="normal"/>
    </style:style>
    <style:style style:name="P23" style:family="paragraph" style:parent-style-name="Standard">
      <style:text-properties style:use-window-font-color="true" fo:font-weight="normal" officeooo:rsid="00567351" officeooo:paragraph-rsid="00567351" style:font-weight-asian="normal" style:font-weight-complex="normal"/>
    </style:style>
    <style:style style:name="P24" style:family="paragraph" style:parent-style-name="Standard">
      <style:text-properties style:use-window-font-color="true" fo:font-weight="normal" officeooo:rsid="00578fbe" officeooo:paragraph-rsid="00578fbe" style:font-weight-asian="normal" style:font-weight-complex="normal"/>
    </style:style>
    <style:style style:name="P25" style:family="paragraph" style:parent-style-name="Standard">
      <style:text-properties style:use-window-font-color="true" fo:font-weight="normal" officeooo:rsid="00578fbe" officeooo:paragraph-rsid="005818fa" style:font-weight-asian="normal" style:font-weight-complex="normal"/>
    </style:style>
    <style:style style:name="P26" style:family="paragraph" style:parent-style-name="Standard">
      <style:text-properties style:use-window-font-color="true" fo:font-weight="normal" officeooo:rsid="00587753" officeooo:paragraph-rsid="00587753" style:font-weight-asian="normal" style:font-weight-complex="normal"/>
    </style:style>
    <style:style style:name="P27" style:family="paragraph" style:parent-style-name="Standard">
      <style:text-properties style:use-window-font-color="true" fo:font-weight="normal" officeooo:rsid="005ba7dd" officeooo:paragraph-rsid="005ba7dd" style:font-weight-asian="normal" style:font-weight-complex="normal"/>
    </style:style>
    <style:style style:name="P28" style:family="paragraph" style:parent-style-name="Standard">
      <style:text-properties style:use-window-font-color="true" style:text-underline-style="solid" style:text-underline-width="auto" style:text-underline-color="font-color" fo:font-weight="bold" officeooo:rsid="0051834d" officeooo:paragraph-rsid="0051834d" style:font-weight-asian="bold" style:font-weight-complex="bold"/>
    </style:style>
    <style:style style:name="P29" style:family="paragraph" style:parent-style-name="Standard">
      <style:text-properties style:use-window-font-color="true" style:text-underline-style="solid" style:text-underline-width="auto" style:text-underline-color="font-color" fo:font-weight="bold" officeooo:rsid="005554c4" officeooo:paragraph-rsid="005554c4" style:font-weight-asian="bold" style:font-weight-complex="bold"/>
    </style:style>
    <style:style style:name="P30" style:family="paragraph" style:parent-style-name="Standard">
      <style:text-properties style:use-window-font-color="true" style:text-underline-style="solid" style:text-underline-width="auto" style:text-underline-color="font-color" fo:font-weight="bold" officeooo:rsid="0062f3cb" officeooo:paragraph-rsid="0062f3cb" style:font-weight-asian="bold" style:font-weight-complex="bold"/>
    </style:style>
    <style:style style:name="P31" style:family="paragraph" style:parent-style-name="Standard">
      <style:text-properties style:use-window-font-color="true" style:text-underline-style="solid" style:text-underline-width="auto" style:text-underline-color="font-color" fo:font-weight="bold" officeooo:rsid="0062f3cb" officeooo:paragraph-rsid="0065e29e" style:font-weight-asian="bold" style:font-weight-complex="bold"/>
    </style:style>
    <style:style style:name="P32" style:family="paragraph" style:parent-style-name="Standard">
      <style:text-properties style:use-window-font-color="true" style:text-underline-style="solid" style:text-underline-width="auto" style:text-underline-color="font-color" fo:font-weight="bold" officeooo:rsid="00664f6e" officeooo:paragraph-rsid="00664f6e" style:font-weight-asian="bold" style:font-weight-complex="bold"/>
    </style:style>
    <style:style style:name="P33" style:family="paragraph" style:parent-style-name="Standard">
      <style:text-properties style:use-window-font-color="true" style:text-underline-style="solid" style:text-underline-width="auto" style:text-underline-color="font-color" fo:font-weight="bold" officeooo:rsid="00606968" officeooo:paragraph-rsid="00606968" style:font-weight-asian="bold" style:font-weight-complex="bold"/>
    </style:style>
    <style:style style:name="P34" style:family="paragraph" style:parent-style-name="Standard">
      <style:text-properties style:use-window-font-color="true" style:text-underline-style="solid" style:text-underline-width="auto" style:text-underline-color="font-color" fo:font-weight="normal" officeooo:rsid="00606968" officeooo:paragraph-rsid="00606968" style:font-weight-asian="normal" style:font-weight-complex="normal"/>
    </style:style>
    <style:style style:name="P35" style:family="paragraph" style:parent-style-name="Standard">
      <style:text-properties style:use-window-font-color="true" style:text-underline-style="none" fo:font-weight="normal" officeooo:rsid="0052c9ef" officeooo:paragraph-rsid="0052c9ef" style:font-weight-asian="normal" style:font-weight-complex="normal"/>
    </style:style>
    <style:style style:name="P36" style:family="paragraph" style:parent-style-name="Standard">
      <style:text-properties style:use-window-font-color="true" style:text-underline-style="none" fo:font-weight="normal" officeooo:rsid="00606968" officeooo:paragraph-rsid="00606968" style:font-weight-asian="normal" style:font-weight-complex="normal"/>
    </style:style>
    <style:style style:name="P37" style:family="paragraph" style:parent-style-name="Standard">
      <style:text-properties style:use-window-font-color="true" style:text-underline-style="none" fo:font-weight="normal" officeooo:rsid="0061fbe8" officeooo:paragraph-rsid="0061fbe8" style:font-weight-asian="normal" style:font-weight-complex="normal"/>
    </style:style>
    <style:style style:name="P38" style:family="paragraph" style:parent-style-name="Standard">
      <style:text-properties style:use-window-font-color="true" fo:font-size="15pt" style:text-underline-style="solid" style:text-underline-width="auto" style:text-underline-color="font-color" fo:font-weight="bold" officeooo:rsid="00675461" officeooo:paragraph-rsid="00675461" style:font-size-asian="15pt" style:font-weight-asian="bold" style:font-size-complex="15pt" style:font-weight-complex="bold"/>
    </style:style>
    <style:style style:name="P39" style:family="paragraph" style:parent-style-name="Standard">
      <style:text-properties style:use-window-font-color="true" fo:font-size="12pt" style:text-underline-style="none" fo:font-weight="normal" officeooo:rsid="00679b3a" officeooo:paragraph-rsid="00679b3a" style:font-size-asian="10.5pt" style:font-weight-asian="normal" style:font-size-complex="12pt" style:font-weight-complex="normal"/>
    </style:style>
    <style:style style:name="P40" style:family="paragraph" style:parent-style-name="Standard">
      <style:text-properties style:use-window-font-color="true" fo:font-size="12pt" style:text-underline-style="none" fo:font-weight="normal" officeooo:rsid="006f6564" officeooo:paragraph-rsid="006f6564" style:font-size-asian="10.5pt" style:font-weight-asian="normal" style:font-size-complex="12pt" style:font-weight-complex="normal"/>
    </style:style>
    <style:style style:name="P41" style:family="paragraph" style:parent-style-name="Standard">
      <style:text-properties style:use-window-font-color="true" fo:font-size="12pt" style:text-underline-style="none" fo:font-weight="normal" officeooo:rsid="00761439" officeooo:paragraph-rsid="00761439" style:font-size-asian="10.5pt" style:font-weight-asian="normal" style:font-size-complex="12pt" style:font-weight-complex="normal"/>
    </style:style>
    <style:style style:name="P42" style:family="paragraph" style:parent-style-name="Standard">
      <style:text-properties style:use-window-font-color="true" fo:font-size="12pt" style:text-underline-style="none" fo:font-weight="normal" officeooo:rsid="00766c06" officeooo:paragraph-rsid="0078d8e5" style:font-size-asian="10.5pt" style:font-weight-asian="normal" style:font-size-complex="12pt" style:font-weight-complex="normal"/>
    </style:style>
    <style:style style:name="P43" style:family="paragraph" style:parent-style-name="Standard">
      <style:text-properties style:use-window-font-color="true" fo:font-size="12pt" style:text-underline-style="none" fo:font-weight="normal" officeooo:rsid="007ac5d0" officeooo:paragraph-rsid="007d52f4" style:font-size-asian="10.5pt" style:font-weight-asian="normal" style:font-size-complex="12pt" style:font-weight-complex="normal"/>
    </style:style>
    <style:style style:name="P44" style:family="paragraph" style:parent-style-name="Standard">
      <style:text-properties style:use-window-font-color="true" fo:font-size="12pt" style:text-underline-style="none" fo:font-weight="normal" officeooo:rsid="007ac5d0" officeooo:paragraph-rsid="00a1952d" style:font-size-asian="10.5pt" style:font-weight-asian="normal" style:font-size-complex="12pt" style:font-weight-complex="normal"/>
    </style:style>
    <style:style style:name="P45" style:family="paragraph" style:parent-style-name="Standard">
      <style:text-properties style:use-window-font-color="true" fo:font-size="12pt" style:text-underline-style="none" fo:font-weight="normal" officeooo:rsid="007f8661" officeooo:paragraph-rsid="007f8661" style:font-size-asian="10.5pt" style:font-weight-asian="normal" style:font-size-complex="12pt" style:font-weight-complex="normal"/>
    </style:style>
    <style:style style:name="P46" style:family="paragraph" style:parent-style-name="Standard">
      <style:text-properties style:use-window-font-color="true" fo:font-size="12pt" style:text-underline-style="none" fo:font-weight="normal" officeooo:rsid="00898428" officeooo:paragraph-rsid="00898428" style:font-size-asian="10.5pt" style:font-weight-asian="normal" style:font-size-complex="12pt" style:font-weight-complex="normal"/>
    </style:style>
    <style:style style:name="P47" style:family="paragraph" style:parent-style-name="Standard">
      <style:text-properties style:use-window-font-color="true" fo:font-size="12pt" style:text-underline-style="none" fo:font-weight="normal" officeooo:rsid="008da6aa" officeooo:paragraph-rsid="008da6aa" style:font-size-asian="10.5pt" style:font-weight-asian="normal" style:font-size-complex="12pt" style:font-weight-complex="normal"/>
    </style:style>
    <style:style style:name="P48" style:family="paragraph" style:parent-style-name="Standard">
      <style:text-properties style:use-window-font-color="true" fo:font-size="12pt" style:text-underline-style="none" fo:font-weight="normal" officeooo:rsid="009269e8" officeooo:paragraph-rsid="009269e8" style:font-size-asian="10.5pt" style:font-weight-asian="normal" style:font-size-complex="12pt" style:font-weight-complex="normal"/>
    </style:style>
    <style:style style:name="P49" style:family="paragraph" style:parent-style-name="Standard">
      <style:text-properties style:use-window-font-color="true" fo:font-size="12pt" style:text-underline-style="none" fo:font-weight="normal" officeooo:rsid="0093230d" officeooo:paragraph-rsid="0093230d" style:font-size-asian="10.5pt" style:font-weight-asian="normal" style:font-size-complex="12pt" style:font-weight-complex="normal"/>
    </style:style>
    <style:style style:name="P50" style:family="paragraph" style:parent-style-name="Standard">
      <style:text-properties style:use-window-font-color="true" fo:font-size="12pt" style:text-underline-style="none" fo:font-weight="normal" officeooo:rsid="009d0dce" officeooo:paragraph-rsid="009d0dce" style:font-size-asian="10.5pt" style:font-weight-asian="normal" style:font-size-complex="12pt" style:font-weight-complex="normal"/>
    </style:style>
    <style:style style:name="P51" style:family="paragraph" style:parent-style-name="Standard">
      <style:text-properties style:use-window-font-color="true" fo:font-size="12pt" style:text-underline-style="none" fo:font-weight="normal" officeooo:rsid="009ff3e3" officeooo:paragraph-rsid="009ff3e3" style:font-size-asian="10.5pt" style:font-weight-asian="normal" style:font-size-complex="12pt" style:font-weight-complex="normal"/>
    </style:style>
    <style:style style:name="P52" style:family="paragraph" style:parent-style-name="Standard">
      <style:text-properties style:use-window-font-color="true" fo:font-size="12pt" style:text-underline-style="none" fo:font-weight="normal" officeooo:rsid="00a4bf4e" officeooo:paragraph-rsid="00a4bf4e" style:font-size-asian="10.5pt" style:font-weight-asian="normal" style:font-size-complex="12pt" style:font-weight-complex="normal"/>
    </style:style>
    <style:style style:name="P53" style:family="paragraph" style:parent-style-name="Standard">
      <style:text-properties style:use-window-font-color="true" fo:font-size="12pt" style:text-underline-style="none" fo:font-weight="normal" officeooo:rsid="00a70c95" officeooo:paragraph-rsid="00a70c95" style:font-size-asian="10.5pt" style:font-weight-asian="normal" style:font-size-complex="12pt" style:font-weight-complex="normal"/>
    </style:style>
    <style:style style:name="P54" style:family="paragraph" style:parent-style-name="Standard">
      <style:text-properties style:use-window-font-color="true" fo:font-size="12pt" style:text-underline-style="none" fo:font-weight="normal" officeooo:rsid="00a81e60" officeooo:paragraph-rsid="00a81e60" style:font-size-asian="10.5pt" style:font-weight-asian="normal" style:font-size-complex="12pt" style:font-weight-complex="normal"/>
    </style:style>
    <style:style style:name="P55" style:family="paragraph" style:parent-style-name="Standard">
      <style:text-properties style:use-window-font-color="true" fo:font-size="12pt" style:text-underline-style="none" fo:font-weight="normal" officeooo:rsid="00acbba8" officeooo:paragraph-rsid="00acbba8" style:font-size-asian="10.5pt" style:font-weight-asian="normal" style:font-size-complex="12pt" style:font-weight-complex="normal"/>
    </style:style>
    <style:style style:name="P56" style:family="paragraph" style:parent-style-name="Standard">
      <style:text-properties style:use-window-font-color="true" fo:font-size="12pt" style:text-underline-style="none" fo:font-weight="normal" officeooo:rsid="00b396d8" officeooo:paragraph-rsid="00b396d8" style:font-size-asian="10.5pt" style:font-weight-asian="normal" style:font-size-complex="12pt" style:font-weight-complex="normal"/>
    </style:style>
    <style:style style:name="P57" style:family="paragraph" style:parent-style-name="Standard">
      <style:text-properties style:use-window-font-color="true" fo:font-size="12pt" style:text-underline-style="none" fo:font-weight="normal" officeooo:rsid="00b8c409" officeooo:paragraph-rsid="00b8c409" style:font-size-asian="10.5pt" style:font-weight-asian="normal" style:font-size-complex="12pt" style:font-weight-complex="normal"/>
    </style:style>
    <style:style style:name="P58" style:family="paragraph" style:parent-style-name="Standard">
      <style:text-properties style:use-window-font-color="true" fo:font-size="12pt" style:text-underline-style="none" fo:font-weight="normal" officeooo:rsid="00ba7263" officeooo:paragraph-rsid="00ba7263" style:font-size-asian="10.5pt" style:font-weight-asian="normal" style:font-size-complex="12pt" style:font-weight-complex="normal"/>
    </style:style>
    <style:style style:name="P59" style:family="paragraph" style:parent-style-name="Standard">
      <style:text-properties style:use-window-font-color="true" fo:font-size="12pt" style:text-underline-style="none" fo:font-weight="normal" officeooo:rsid="00bc24f4" officeooo:paragraph-rsid="00bc24f4" style:font-size-asian="10.5pt" style:font-weight-asian="normal" style:font-size-complex="12pt" style:font-weight-complex="normal"/>
    </style:style>
    <style:style style:name="P60" style:family="paragraph" style:parent-style-name="Standard">
      <style:text-properties style:use-window-font-color="true" fo:font-size="12pt" style:text-underline-style="none" fo:font-weight="normal" officeooo:rsid="00bd61fb" officeooo:paragraph-rsid="00bd61fb" style:font-size-asian="10.5pt" style:font-weight-asian="normal" style:font-size-complex="12pt" style:font-weight-complex="normal"/>
    </style:style>
    <style:style style:name="P61" style:family="paragraph" style:parent-style-name="Standard">
      <style:text-properties style:use-window-font-color="true" fo:font-size="12pt" style:text-underline-style="none" fo:font-weight="normal" officeooo:rsid="0078d8e5" officeooo:paragraph-rsid="0078d8e5" style:font-size-asian="10.5pt" style:font-weight-asian="normal" style:font-size-complex="12pt" style:font-weight-complex="normal"/>
    </style:style>
    <style:style style:name="P62" style:family="paragraph" style:parent-style-name="Standard">
      <style:text-properties style:use-window-font-color="true" fo:font-size="12pt" style:text-underline-style="none" fo:font-weight="normal" officeooo:rsid="00bdaff5" officeooo:paragraph-rsid="00bdaff5" style:font-size-asian="10.5pt" style:font-weight-asian="normal" style:font-size-complex="12pt" style:font-weight-complex="normal"/>
    </style:style>
    <style:style style:name="P63" style:family="paragraph" style:parent-style-name="Standard">
      <style:text-properties style:use-window-font-color="true" fo:font-size="12pt" style:text-underline-style="none" fo:font-weight="normal" officeooo:rsid="00c2bb58" officeooo:paragraph-rsid="00c2bb58" style:font-size-asian="10.5pt" style:font-weight-asian="normal" style:font-size-complex="12pt" style:font-weight-complex="normal"/>
    </style:style>
    <style:style style:name="P64" style:family="paragraph" style:parent-style-name="Standard">
      <style:text-properties style:use-window-font-color="true" fo:font-size="12pt" style:text-underline-style="none" fo:font-weight="normal" officeooo:rsid="00ca5d61" officeooo:paragraph-rsid="00ca5d61" style:font-size-asian="10.5pt" style:font-weight-asian="normal" style:font-size-complex="12pt" style:font-weight-complex="normal"/>
    </style:style>
    <style:style style:name="P65" style:family="paragraph" style:parent-style-name="Standard">
      <style:text-properties style:use-window-font-color="true" fo:font-size="12pt" style:text-underline-style="none" fo:font-weight="normal" officeooo:rsid="00caa163" officeooo:paragraph-rsid="00caa163" style:font-size-asian="10.5pt" style:font-weight-asian="normal" style:font-size-complex="12pt" style:font-weight-complex="normal"/>
    </style:style>
    <style:style style:name="P66" style:family="paragraph" style:parent-style-name="Standard">
      <style:text-properties style:use-window-font-color="true" fo:font-size="12pt" style:text-underline-style="none" fo:font-weight="normal" officeooo:rsid="00caa163" officeooo:paragraph-rsid="00cf582b" style:font-size-asian="10.5pt" style:font-weight-asian="normal" style:font-size-complex="12pt" style:font-weight-complex="normal"/>
    </style:style>
    <style:style style:name="P67" style:family="paragraph" style:parent-style-name="Standard">
      <style:text-properties style:use-window-font-color="true" fo:font-size="12pt" style:text-underline-style="none" fo:font-weight="normal" officeooo:rsid="00cf9c01" officeooo:paragraph-rsid="00cf9c01" style:font-size-asian="10.5pt" style:font-weight-asian="normal" style:font-size-complex="12pt" style:font-weight-complex="normal"/>
    </style:style>
    <style:style style:name="P68" style:family="paragraph" style:parent-style-name="Standard">
      <style:text-properties style:use-window-font-color="true" fo:font-size="12pt" style:text-underline-style="none" fo:font-weight="normal" officeooo:rsid="00d14e97" officeooo:paragraph-rsid="00d14e97" style:font-size-asian="10.5pt" style:font-weight-asian="normal" style:font-size-complex="12pt" style:font-weight-complex="normal"/>
    </style:style>
    <style:style style:name="P69" style:family="paragraph" style:parent-style-name="Standard">
      <style:text-properties style:use-window-font-color="true" fo:font-size="12pt" style:text-underline-style="none" fo:font-weight="normal" officeooo:rsid="00d22ab9" officeooo:paragraph-rsid="00d22ab9" style:font-size-asian="10.5pt" style:font-weight-asian="normal" style:font-size-complex="12pt" style:font-weight-complex="normal"/>
    </style:style>
    <style:style style:name="P70" style:family="paragraph" style:parent-style-name="Standard">
      <style:text-properties style:use-window-font-color="true" fo:font-size="12pt" style:text-underline-style="none" fo:font-weight="normal" officeooo:rsid="00d93524" officeooo:paragraph-rsid="00d93524" style:font-size-asian="10.5pt" style:font-weight-asian="normal" style:font-size-complex="12pt" style:font-weight-complex="normal"/>
    </style:style>
    <style:style style:name="P71" style:family="paragraph" style:parent-style-name="Standard">
      <style:text-properties style:use-window-font-color="true" fo:font-size="12pt" style:text-underline-style="none" fo:font-weight="normal" officeooo:rsid="007f8661" officeooo:paragraph-rsid="007f8661" fo:background-color="#fff200" style:font-size-asian="10.5pt" style:font-weight-asian="normal" style:font-size-complex="12pt" style:font-weight-complex="normal"/>
    </style:style>
    <style:style style:name="P72" style:family="paragraph" style:parent-style-name="Standard">
      <style:text-properties style:use-window-font-color="true" fo:font-size="12pt" style:text-underline-style="none" fo:font-weight="normal" officeooo:rsid="00bc24f4" officeooo:paragraph-rsid="00bc24f4" fo:background-color="#fff200" style:font-size-asian="10.5pt" style:font-weight-asian="normal" style:font-size-complex="12pt" style:font-weight-complex="normal"/>
    </style:style>
    <style:style style:name="P73" style:family="paragraph" style:parent-style-name="Standard">
      <style:text-properties style:use-window-font-color="true" fo:font-size="12pt" style:text-underline-style="none" fo:font-weight="normal" officeooo:rsid="00c2bb58" officeooo:paragraph-rsid="00c2bb58" fo:background-color="#fff200" style:font-size-asian="10.5pt" style:font-weight-asian="normal" style:font-size-complex="12pt" style:font-weight-complex="normal"/>
    </style:style>
    <style:style style:name="P74" style:family="paragraph" style:parent-style-name="Standard">
      <style:text-properties style:use-window-font-color="true" fo:font-size="16pt" style:text-underline-style="none" fo:font-weight="bold" officeooo:rsid="00a4bf4e" officeooo:paragraph-rsid="00a4bf4e" style:font-size-asian="16pt" style:font-weight-asian="bold" style:font-size-complex="16pt" style:font-weight-complex="bold"/>
    </style:style>
    <style:style style:name="P75" style:family="paragraph" style:parent-style-name="Standard">
      <style:text-properties fo:font-weight="normal" officeooo:rsid="0041ff54" officeooo:paragraph-rsid="0041ff54" style:font-weight-asian="normal" style:font-weight-complex="normal"/>
    </style:style>
    <style:style style:name="P76" style:family="paragraph" style:parent-style-name="Standard">
      <style:text-properties fo:font-weight="normal" officeooo:rsid="0046c15a" officeooo:paragraph-rsid="0046c15a" style:font-weight-asian="normal" style:font-weight-complex="normal"/>
    </style:style>
    <style:style style:name="P77" style:family="paragraph" style:parent-style-name="Standard">
      <style:text-properties fo:font-weight="normal" officeooo:rsid="00508f09" officeooo:paragraph-rsid="00508f09" style:font-weight-asian="normal" style:font-weight-complex="normal"/>
    </style:style>
    <style:style style:name="P78" style:family="paragraph" style:parent-style-name="Standard">
      <style:text-properties fo:font-weight="normal" officeooo:rsid="0020d228" officeooo:paragraph-rsid="001c4d5d" style:font-weight-asian="normal" style:font-weight-complex="normal"/>
    </style:style>
    <style:style style:name="P79" style:family="paragraph" style:parent-style-name="Standard">
      <style:text-properties fo:font-weight="normal" officeooo:rsid="00282417" officeooo:paragraph-rsid="00282417" style:font-weight-asian="normal" style:font-weight-complex="normal"/>
    </style:style>
    <style:style style:name="P80" style:family="paragraph" style:parent-style-name="Standard">
      <style:text-properties fo:font-weight="normal" officeooo:rsid="00297d82" officeooo:paragraph-rsid="0030e650" style:font-weight-asian="normal" style:font-weight-complex="normal"/>
    </style:style>
    <style:style style:name="P81" style:family="paragraph" style:parent-style-name="Text_20_body">
      <style:text-properties officeooo:paragraph-rsid="00186809"/>
    </style:style>
    <style:style style:name="P82" style:family="paragraph" style:parent-style-name="Text_20_body">
      <style:text-properties officeooo:rsid="0014b967" officeooo:paragraph-rsid="00186809"/>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bold" officeooo:rsid="005d54f6" style:font-weight-asian="bold" style:font-weight-complex="bold"/>
    </style:style>
    <style:style style:name="T5" style:family="text">
      <style:text-properties fo:font-weight="bold" fo:background-color="#fff200" loext:char-shading-value="0" style:font-weight-asian="bold" style:font-weight-complex="bold"/>
    </style:style>
    <style:style style:name="T6" style:family="text">
      <style:text-properties fo:font-weight="bold" officeooo:rsid="009707a5" fo:background-color="#fff200" loext:char-shading-value="0" style:font-weight-asian="bold" style:font-weight-complex="bold"/>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14b967" style:font-size-asian="12pt" style:font-size-complex="12pt"/>
    </style:style>
    <style:style style:name="T9" style:family="text">
      <style:text-properties officeooo:rsid="001bdaac"/>
    </style:style>
    <style:style style:name="T10" style:family="text">
      <style:text-properties fo:font-weight="normal" style:font-weight-asian="normal" style:font-weight-complex="normal"/>
    </style:style>
    <style:style style:name="T11" style:family="text">
      <style:text-properties fo:font-weight="normal" officeooo:rsid="0020d228" style:font-weight-asian="normal" style:font-weight-complex="normal"/>
    </style:style>
    <style:style style:name="T12" style:family="text">
      <style:text-properties fo:font-weight="normal" officeooo:rsid="00229711" style:font-weight-asian="normal" style:font-weight-complex="normal"/>
    </style:style>
    <style:style style:name="T13" style:family="text">
      <style:text-properties fo:font-weight="normal" officeooo:rsid="00243902" style:font-weight-asian="normal" style:font-weight-complex="normal"/>
    </style:style>
    <style:style style:name="T14" style:family="text">
      <style:text-properties fo:font-weight="normal" officeooo:rsid="00244804" style:font-weight-asian="normal" style:font-weight-complex="normal"/>
    </style:style>
    <style:style style:name="T15" style:family="text">
      <style:text-properties fo:font-weight="normal" officeooo:rsid="00249fe0" style:font-weight-asian="normal" style:font-weight-complex="normal"/>
    </style:style>
    <style:style style:name="T16" style:family="text">
      <style:text-properties fo:font-weight="normal" officeooo:rsid="0025b23c" style:font-weight-asian="normal" style:font-weight-complex="normal"/>
    </style:style>
    <style:style style:name="T17" style:family="text">
      <style:text-properties fo:font-weight="normal" officeooo:rsid="0026428a" style:font-weight-asian="normal" style:font-weight-complex="normal"/>
    </style:style>
    <style:style style:name="T18" style:family="text">
      <style:text-properties fo:font-weight="normal" officeooo:rsid="00297d82" style:font-weight-asian="normal" style:font-weight-complex="normal"/>
    </style:style>
    <style:style style:name="T19" style:family="text">
      <style:text-properties fo:font-weight="normal" officeooo:rsid="00298fc9" style:font-weight-asian="normal" style:font-weight-complex="normal"/>
    </style:style>
    <style:style style:name="T20" style:family="text">
      <style:text-properties fo:font-weight="normal" officeooo:rsid="002a7450" style:font-weight-asian="normal" style:font-weight-complex="normal"/>
    </style:style>
    <style:style style:name="T21" style:family="text">
      <style:text-properties fo:font-weight="normal" officeooo:rsid="002b5258" style:font-weight-asian="normal" style:font-weight-complex="normal"/>
    </style:style>
    <style:style style:name="T22" style:family="text">
      <style:text-properties fo:font-weight="normal" officeooo:rsid="002c561c" style:font-weight-asian="normal" style:font-weight-complex="normal"/>
    </style:style>
    <style:style style:name="T23" style:family="text">
      <style:text-properties fo:font-weight="normal" officeooo:rsid="002f268f" style:font-weight-asian="normal" style:font-weight-complex="normal"/>
    </style:style>
    <style:style style:name="T24" style:family="text">
      <style:text-properties fo:font-weight="normal" officeooo:rsid="0030e650" style:font-weight-asian="normal" style:font-weight-complex="normal"/>
    </style:style>
    <style:style style:name="T25" style:family="text">
      <style:text-properties fo:font-weight="normal" officeooo:rsid="0034e598" style:font-weight-asian="normal" style:font-weight-complex="normal"/>
    </style:style>
    <style:style style:name="T26" style:family="text">
      <style:text-properties fo:color="#ce181e" fo:font-style="italic" fo:font-weight="normal" style:font-style-asian="italic" style:font-weight-asian="normal" style:font-style-complex="italic" style:font-weight-complex="normal"/>
    </style:style>
    <style:style style:name="T27" style:family="text">
      <style:text-properties fo:color="#ce181e" fo:font-style="italic" fo:font-weight="normal" officeooo:rsid="00243902" style:font-style-asian="italic" style:font-weight-asian="normal" style:font-style-complex="italic" style:font-weight-complex="normal"/>
    </style:style>
    <style:style style:name="T28" style:family="text">
      <style:text-properties fo:color="#ce181e" fo:font-weight="normal" style:font-weight-asian="normal" style:font-weight-complex="normal"/>
    </style:style>
    <style:style style:name="T29" style:family="text">
      <style:text-properties fo:color="#ce181e" fo:font-weight="normal" officeooo:rsid="0036d49e" fo:background-color="#fff200" loext:char-shading-value="0" style:font-weight-asian="normal" style:font-weight-complex="normal"/>
    </style:style>
    <style:style style:name="T30" style:family="text">
      <style:text-properties fo:color="#ce181e" officeooo:rsid="0047e4d9"/>
    </style:style>
    <style:style style:name="T31" style:family="text">
      <style:text-properties fo:color="#ce181e" officeooo:rsid="0043ef9a"/>
    </style:style>
    <style:style style:name="T32" style:family="text">
      <style:text-properties fo:color="#ce181e" officeooo:rsid="004b9ec2"/>
    </style:style>
    <style:style style:name="T33" style:family="text">
      <style:text-properties fo:color="#ce181e" officeooo:rsid="00698584"/>
    </style:style>
    <style:style style:name="T34" style:family="text">
      <style:text-properties officeooo:rsid="0020d228"/>
    </style:style>
    <style:style style:name="T35" style:family="text">
      <style:text-properties officeooo:rsid="00297d82"/>
    </style:style>
    <style:style style:name="T36" style:family="text">
      <style:text-properties officeooo:rsid="0034e598"/>
    </style:style>
    <style:style style:name="T37" style:family="text">
      <style:text-properties officeooo:rsid="0039c3a3"/>
    </style:style>
    <style:style style:name="T38" style:family="text">
      <style:text-properties officeooo:rsid="00400d57"/>
    </style:style>
    <style:style style:name="T39" style:family="text">
      <style:text-properties officeooo:rsid="0043ef9a"/>
    </style:style>
    <style:style style:name="T40" style:family="text">
      <style:text-properties officeooo:rsid="0047e4d9"/>
    </style:style>
    <style:style style:name="T41" style:family="text">
      <style:text-properties officeooo:rsid="0049550c"/>
    </style:style>
    <style:style style:name="T42" style:family="text">
      <style:text-properties officeooo:rsid="0054c5d9"/>
    </style:style>
    <style:style style:name="T43" style:family="text">
      <style:text-properties officeooo:rsid="00578fbe"/>
    </style:style>
    <style:style style:name="T44" style:family="text">
      <style:text-properties officeooo:rsid="005818fa"/>
    </style:style>
    <style:style style:name="T45" style:family="text">
      <style:text-properties officeooo:rsid="005ba7dd"/>
    </style:style>
    <style:style style:name="T46" style:family="text">
      <style:text-properties officeooo:rsid="0065e29e"/>
    </style:style>
    <style:style style:name="T47" style:family="text">
      <style:text-properties officeooo:rsid="00698584"/>
    </style:style>
    <style:style style:name="T48" style:family="text">
      <style:text-properties officeooo:rsid="0070c72a"/>
    </style:style>
    <style:style style:name="T49" style:family="text">
      <style:text-properties officeooo:rsid="0077507a"/>
    </style:style>
    <style:style style:name="T50" style:family="text">
      <style:text-properties fo:background-color="#fff200" loext:char-shading-value="0"/>
    </style:style>
    <style:style style:name="T51" style:family="text">
      <style:text-properties officeooo:rsid="00815cd7" fo:background-color="#fff200" loext:char-shading-value="0"/>
    </style:style>
    <style:style style:name="T52" style:family="text">
      <style:text-properties officeooo:rsid="008b1014" fo:background-color="#fff200" loext:char-shading-value="0"/>
    </style:style>
    <style:style style:name="T53" style:family="text">
      <style:text-properties officeooo:rsid="007bc8cb" fo:background-color="#fff200" loext:char-shading-value="0"/>
    </style:style>
    <style:style style:name="T54" style:family="text">
      <style:text-properties officeooo:rsid="00965309" fo:background-color="#fff200" loext:char-shading-value="0"/>
    </style:style>
    <style:style style:name="T55" style:family="text">
      <style:text-properties officeooo:rsid="00bcbdf5" fo:background-color="#fff200" loext:char-shading-value="0"/>
    </style:style>
    <style:style style:name="T56" style:family="text">
      <style:text-properties officeooo:rsid="00cd6572" fo:background-color="#fff200" loext:char-shading-value="0"/>
    </style:style>
    <style:style style:name="T57" style:family="text">
      <style:text-properties officeooo:rsid="007bc8cb"/>
    </style:style>
    <style:style style:name="T58" style:family="text">
      <style:text-properties officeooo:rsid="00815cd7"/>
    </style:style>
    <style:style style:name="T59" style:family="text">
      <style:text-properties fo:color="#ed1c24"/>
    </style:style>
    <style:style style:name="T60" style:family="text">
      <style:text-properties fo:color="#ed1c24" officeooo:rsid="00815cd7"/>
    </style:style>
    <style:style style:name="T61" style:family="text">
      <style:text-properties fo:color="#ed1c24" fo:font-weight="bold" fo:background-color="#fff200" loext:char-shading-value="0" style:font-weight-asian="bold" style:font-weight-complex="bold"/>
    </style:style>
    <style:style style:name="T62" style:family="text">
      <style:text-properties fo:color="#ed1c24" fo:font-weight="bold" officeooo:rsid="00815cd7" fo:background-color="#fff200" loext:char-shading-value="0" style:font-weight-asian="bold" style:font-weight-complex="bold"/>
    </style:style>
    <style:style style:name="T63" style:family="text">
      <style:text-properties fo:color="#ed1c24" fo:font-weight="bold" officeooo:rsid="009707a5" fo:background-color="#fff200" loext:char-shading-value="0" style:font-weight-asian="bold" style:font-weight-complex="bold"/>
    </style:style>
    <style:style style:name="T64" style:family="text">
      <style:text-properties fo:color="#ed1c24" officeooo:rsid="00b4a7e2"/>
    </style:style>
    <style:style style:name="T65" style:family="text">
      <style:text-properties officeooo:rsid="00854d70"/>
    </style:style>
    <style:style style:name="T66" style:family="text">
      <style:text-properties officeooo:rsid="008ba94f"/>
    </style:style>
    <style:style style:name="T67" style:family="text">
      <style:text-properties officeooo:rsid="008c0dd7"/>
    </style:style>
    <style:style style:name="T68" style:family="text">
      <style:text-properties officeooo:rsid="008f3529"/>
    </style:style>
    <style:style style:name="T69" style:family="text">
      <style:text-properties officeooo:rsid="0092c5e1"/>
    </style:style>
    <style:style style:name="T70" style:family="text">
      <style:text-properties officeooo:rsid="00965309"/>
    </style:style>
    <style:style style:name="T71" style:family="text">
      <style:text-properties officeooo:rsid="00980370"/>
    </style:style>
    <style:style style:name="T72" style:family="text">
      <style:text-properties officeooo:rsid="009dbeb6"/>
    </style:style>
    <style:style style:name="T73" style:family="text">
      <style:text-properties officeooo:rsid="00a8b1fa"/>
    </style:style>
    <style:style style:name="T74" style:family="text">
      <style:text-properties style:text-underline-style="solid" style:text-underline-width="auto" style:text-underline-color="font-color" fo:background-color="#fff200" loext:char-shading-value="0"/>
    </style:style>
    <style:style style:name="T75" style:family="text">
      <style:text-properties style:text-underline-style="solid" style:text-underline-width="auto" style:text-underline-color="font-color" officeooo:rsid="00aa7ef7" fo:background-color="#fff200" loext:char-shading-value="0"/>
    </style:style>
    <style:style style:name="T76" style:family="text">
      <style:text-properties officeooo:rsid="00b4a7e2"/>
    </style:style>
    <style:style style:name="T77" style:family="text">
      <style:text-properties officeooo:rsid="00bcbdf5"/>
    </style:style>
    <style:style style:name="T78" style:family="text">
      <style:text-properties officeooo:rsid="00c4a412"/>
    </style:style>
    <style:style style:name="T79" style:family="text">
      <style:text-properties officeooo:rsid="00ca5d61"/>
    </style:style>
    <style:style style:name="T80" style:family="text">
      <style:text-properties officeooo:rsid="00cc05fe"/>
    </style:style>
    <style:style style:name="T81" style:family="text">
      <style:text-properties officeooo:rsid="00cd6572"/>
    </style:style>
    <style:style style:name="T82" style:family="text">
      <style:text-properties officeooo:rsid="00cf582b"/>
    </style:style>
    <style:style style:name="T83" style:family="text">
      <style:text-properties officeooo:rsid="00d596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text:p>
      <text:p text:style-name="P1"/>
      <text:p text:style-name="P1"><text:span text:style-name="T3">Props</text:span> – every react component has a property called <text:span text:style-name="T1">props</text:span><text:span text:style-name="T2">. It is basically a plain JS object that we include in our child component of another parent component.</text:span></text:p>
      <text:p text:style-name="P2"/>
      <text:p text:style-name="P1">“Props” is a special keyword in React, which stands for properties and is being used for passing data from one component to another. </text:p>
      <text:p text:style-name="P81"><text:span text:style-name="T8">Props are arguments passed into React components. </text:span><text:span text:style-name="T7">Props are passed to components via HTML attributes.</text:span></text:p>
      <text:p text:style-name="P82">But the important part here is that data with props are being passed in a uni-directional flow. (one way from parent to child)</text:p>
      <text:p text:style-name="P1">Furthermore, props data is read-only, which means that data coming from the parent should not be changed by child components.</text:p>
      <text:p text:style-name="P1"/>
      <text:p text:style-name="Standard"><text:span text:style-name="T3">State</text:span> : State includes data that is local or private to a component. <text:span text:style-name="T9">Other components cannot acess that state. Whereas, props includes data that we provide to a component.</text:span></text:p>
      <text:p text:style-name="Standard"/>
      <text:p text:style-name="P3">Handling events: <text:span text:style-name="T10">The component that owns a piece of the state, should be the one to modify it. The child component should raise an event (onDelete) that will be handled by the parent component containing the state. </text:span><text:span text:style-name="T26">Counter </text:span><text:span text:style-name="T27">(child)</text:span><text:span text:style-name="T10"> component raises an onDelete event and </text:span><text:span text:style-name="T26">Counters </text:span><text:span text:style-name="T27">(parent)</text:span><text:span text:style-name="T10"> component handles this event (executes the handleDelete() function). </text:span><text:span text:style-name="T12">Pass a reference to this handeDelete function to our child component Counter, using props </text:span><text:span text:style-name="T13">(</text:span><text:span text:style-name="T14">as </text:span><text:span text:style-name="T13">one of the attributes of the child component Counter in the render method)</text:span><text:span text:style-name="T12">. </text:span><text:span text:style-name="T15">In the Counter component, we use this.props.onDelete inside the onClick={} </text:span><text:span text:style-name="T16">Jsx expression</text:span><text:span text:style-name="T15"> to reference the </text:span><text:span text:style-name="T17">onDelete props. </text:span><text:span text:style-name="T15"><text:s/></text:span><text:span text:style-name="T11">(Ch2 – video 7).</text:span></text:p>
      <text:p text:style-name="P78"/>
      <text:p text:style-name="P7"><text:span text:style-name="T34">U</text:span>pdating the state</text:p>
      <text:p text:style-name="P4"><text:span text:style-name="T10">From last parag, </text:span><text:span text:style-name="T11">T</text:span><text:span text:style-name="T10">o update the state, we change the onClick expression in the <text:s/>Delete button tag of the Counter component to { () =&gt; this.props.onDelete(this.props.id) }. Here we pass an arrow function to the onClick expression. In the function we call onDelete props and usng props.id as parameter to pass the id to the parent component. </text:span></text:p>
      <text:p text:style-name="P79"/>
      <text:p text:style-name="P5"><text:span text:style-name="T10">Finally, we dont update state directly. We use the setState method and let react update the DOM by comparing it to the virtual DOM. </text:span><text:span text:style-name="T28">We use the filter method to filter the counters array to return a new array without the content we are deleting</text:span><text:span text:style-name="T10">. We update the state with that new array. </text:span><text:span text:style-name="T18">(Check video of Ch 2- video 8). In the ending there is also info about </text:span><text:span text:style-name="T20">writing</text:span><text:span text:style-name="T18"> </text:span><text:span text:style-name="T20">all</text:span><text:span text:style-name="T18"> </text:span><text:span text:style-name="T20">state </text:span><text:span text:style-name="T21">properties</text:span><text:span text:style-name="T18"> as one single prop (object) so there </text:span><text:span text:style-name="T19">is no repetition, </text:span><text:span text:style-name="T20">in Counters (parent) component. </text:span><text:span text:style-name="T21">Just pass the counter object itself as a prop to the child component inside the Counter tag. </text:span><text:span text:style-name="T22">Reference this prop with appropriate name in child component, such as this.props.counter.value instead fo this.props.value. <text:s/></text:span><text:span text:style-name="T18">(Check Ch 2- video 8). </text:span></text:p>
      <text:p text:style-name="P80"/>
      <text:p text:style-name="P8"><text:span text:style-name="T35">S</text:span>ingle source of truth <text:span text:style-name="T36">(Ch 2 – video 10)</text:span></text:p>
      <text:p text:style-name="P5"><text:span text:style-name="T23">Best thing is to have a single source of truth. Single source of all data. </text:span><text:span text:style-name="T24">That’s why remove the local state of a child component and have one single source of truth in the parent component. </text:span><text:span text:style-name="T25">This child component is then called a </text:span><text:span text:style-name="T36">controlled</text:span><text:span text:style-name="T25"> component. </text:span><text:span text:style-name="T29">The child/controlled component receives data via props and whenever it needs to change the data it raises events for the parent component to handle. </text:span></text:p>
      <text:p text:style-name="P13"/>
      <text:p text:style-name="P21">Check the video for example.</text:p>
      <text:p text:style-name="P21"/>
      <text:p text:style-name="P15"><text:soft-page-break/><text:span text:style-name="T37">M</text:span>ultiple components in sync by lifting the State up from one component to its parent (Ch2 -video 11)</text:p>
      <text:p text:style-name="P20"/>
      <text:p text:style-name="P16">Stateless functional components <text:span text:style-name="T38">(</text:span>Ch2 -video 13)</text:p>
      <text:p text:style-name="P6"/>
      <text:p text:style-name="P9">Lifecycle Hooks – Ch2 – Video 15</text:p>
      <text:p text:style-name="P75">1) Mounting phase – This is when an instance of a component is created and inserted into the DOM. <text:span text:style-name="T39">There are a few special methods that we can add to our components here and React will automatically call these methods. They are called lifecycle hooks because they allow us to hook into certain specific times during the lifecycle of a component and do specific things. In the mounting phase there are three hooks, </text:span><text:span text:style-name="T31">constructor, render, componentDidMount</text:span><text:span text:style-name="T39">. React calls these hooks in order. (Video 16)</text:span></text:p>
      <text:p text:style-name="P75"/>
      <text:p text:style-name="P11">When a component is rendered, all its children components are rendered recursively.</text:p>
      <text:p text:style-name="P11"/>
      <text:p text:style-name="P10">ComponentDidMount() is the perfect place to make AJAX calls/call node to get data from a server.</text:p>
      <text:p text:style-name="P75"/>
      <text:p text:style-name="P77">If you want to use lifecycle hooks only class components can provide you that. Stateless function components don’t have lifecycle hooks.</text:p>
      <text:p text:style-name="P75"/>
      <text:p text:style-name="P76">2) Update phase – <text:span text:style-name="T40">This happens when the state and the props of a component get changed. We have two lifecycle hooks, </text:span><text:span text:style-name="T30">render and componentDidUpdate. </text:span><text:span text:style-name="T32">(video-17)</text:span></text:p>
      <text:p text:style-name="P12"/>
      <text:p text:style-name="P22">3) – Unmounting Phase – This the phase when we remove a component from the DOM, such as deleting a counter. <text:span text:style-name="T41">The hook used here is componentWillUnmount.</text:span></text:p>
      <text:p text:style-name="P22"/>
      <text:p text:style-name="P28">(Ch -3 Video 5) Handling page change</text:p>
      <text:p text:style-name="P28"/>
      <text:p text:style-name="P35">In the movies component, inside the pagination component (tag) we handle the onPageChange event but in the pagination component definition we have to raise the onPageChange event. In the pagination component definition we have an anchor tag. Whenever a user clicks on the anchor tag we raise the onPageChange event. <text:span text:style-name="T42">So we place the onPageChange event inside of a onClick event using an arrow function. </text:span></text:p>
      <text:p text:style-name="P35"/>
      <text:p text:style-name="P29">Type checking (in data provided to props) using PropTypes (Video - 7)</text:p>
      <text:p text:style-name="P17"/>
      <text:p text:style-name="P23">Install prop-types package in folder first. <text:span text:style-name="T43">Find all the types of PropTypes in react website.</text:span></text:p>
      <text:p text:style-name="P23"/>
      <text:p text:style-name="P24">IN pagination component we add after component,</text:p>
      <text:p text:style-name="P24"/>
      <text:p text:style-name="P24">Pagination.propTypes = {</text:p>
      <text:p text:style-name="P24"><text:tab/>itemsCount:PropTypes.number.<text:span text:style-name="T44">isRequired</text:span>, </text:p>
      <text:p text:style-name="P25"><text:tab/><text:span text:style-name="T44">pageSize: <text:s/></text:span>PropTypes.number.<text:span text:style-name="T44">isRequired,</text:span></text:p>
      <text:p text:style-name="P25"><text:tab/><text:span text:style-name="T44">currentPage: <text:s/></text:span>PropTypes.number.<text:span text:style-name="T44">isRequired,</text:span></text:p>
      <text:p text:style-name="P25"><text:tab/><text:span text:style-name="T44">onPageChange: <text:s/></text:span>PropTypes.<text:span text:style-name="T44">func</text:span>.<text:span text:style-name="T44">isRequired</text:span><text:tab/></text:p>
      <text:p text:style-name="P24">}</text:p>
      <text:p text:style-name="P24"/>
      <text:p text:style-name="P18"/>
      <text:p text:style-name="P18"/>
      <text:p text:style-name="P18"/>
      <text:p text:style-name="P18"><text:soft-page-break/>Filtering – ListGroup Component Interface (Video 9)</text:p>
      <text:p text:style-name="P26">We initialize the movies and genres properties in state to empty arrays because we get the data from componentDidMount() hook in the mounting phase. We have to leave the arrays as empty and not undefined because otherwise we will get a runtime error. </text:p>
      <text:p text:style-name="P26"/>
      <text:p text:style-name="P27">TextProperty= item.name and ValueProperty = item._id. This naming convention is used so that we are not restricted to using name and id for the listGroup component’s &lt;li&gt; items. <text:s/><text:span text:style-name="T4">(video 10)</text:span></text:p>
      <text:p text:style-name="P19"/>
      <text:p text:style-name="P34"><text:span text:style-name="T4">D</text:span><text:span text:style-name="T3">efaultProps (video 11)</text:span></text:p>
      <text:p text:style-name="P33"/>
      <text:p text:style-name="P36">ListGroup.defaultProps = {</text:p>
      <text:p text:style-name="P36"><text:tab/>t<text:span text:style-name="T45">extProperty= “name”, </text:span></text:p>
      <text:p text:style-name="P36"><text:span text:style-name="T45"><text:tab/></text:span>v<text:span text:style-name="T45">alueProperty = “_id”</text:span></text:p>
      <text:p text:style-name="P36">}</text:p>
      <text:p text:style-name="P36"/>
      <text:p text:style-name="P37">Setting default values for props in component definition</text:p>
      <text:p text:style-name="P37"/>
      <text:p text:style-name="P30">Implementing filters for genres (video 13)</text:p>
      <text:p text:style-name="P30"/>
      <text:p text:style-name="P31"><text:span text:style-name="T46">Sorting</text:span> <text:span text:style-name="T46">column wise using lodash</text:span> (video 1<text:span text:style-name="T46">7,18</text:span>)</text:p>
      <text:p text:style-name="P31"/>
      <text:p text:style-name="P32">Extracting Movies Table by parts (video 19 onwards)</text:p>
      <text:p text:style-name="P32"/>
      <text:p text:style-name="P38">Ch-4</text:p>
      <text:p text:style-name="P38"/>
      <text:p text:style-name="P39">React-router-dom library used for page routing in React. <text:span text:style-name="T47">The {BrowserRouter} component grabs the history object of browsers and passes it down the component tree to components. </text:span><text:span text:style-name="T33">Next we need to register our routes, (tell react what component should be rendered based on a given url), which is where we use our {Route} component. Register routes in App.js file.</text:span></text:p>
      <text:p text:style-name="P14"/>
      <text:p text:style-name="P40">Ne<text:span text:style-name="T48">xt, we give the Route components two props, path={} and component={}. The Route component checks the path prop. If the path prop matches the URL like path=”/products” then it renders the component={Products}.</text:span></text:p>
      <text:p text:style-name="P41"/>
      <text:p text:style-name="P42"><text:span text:style-name="T5">The {Switch} componen</text:span><text:span text:style-name="T3">t</text:span> of rrd renders the first child that matches the location of the Route component. <text:span text:style-name="T49">Wrap the Route component tags using a singe Switch tag. Order your tags from the most specific ones (top) to the most generic ones (bottom).</text:span></text:p>
      <text:p text:style-name="P42"/>
      <text:p text:style-name="P61">SPA- singe page application. Entire page not loaded, only the parts which change in the page are reloaded. <text:s/></text:p>
      <text:p text:style-name="P42"/>
      <text:p text:style-name="P44"><text:span text:style-name="T5">Use the </text:span><text:span text:style-name="T6">{</text:span><text:span text:style-name="T5">Link</text:span><text:span text:style-name="T6">}</text:span><text:span text:style-name="T5"> componen</text:span><text:span text:style-name="T50">t</text:span> of rrd or &lt;Link&gt; tags instead of &lt;a&gt; anchor tags for pages so that entire pages are not reloaded. <text:span text:style-name="T57">There will be no additional HTTP requests to the server. All our data is in the bundle.js file and this file does not need be reloaded every time a user navigates to other links in the page. Use </text:span><text:span text:style-name="T53">NavLink</text:span><text:span text:style-name="T57"> instead of Link to have the link as the active class (className) in the tag (eg in a NavBar) . </text:span></text:p>
      <text:p text:style-name="P43"/>
      <text:p text:style-name="P71"/>
      <text:p text:style-name="P45"><text:soft-page-break/><text:span text:style-name="T61">Route component </text:span><text:span text:style-name="T62">props</text:span><text:span text:style-name="T51"> (video -6)</text:span> – is a wrapper around a component that we render e.g. Products or home . It injects the history, location and match props <text:span text:style-name="T65">(for use of history, location and match objects)</text:span> automatically to the component. <text:span text:style-name="T60">History allows us to work with the history object in browsers and we can send users to a different page, location prop tells us where the app is now, match prop contains information about how this url matched the path we set in a route.</text:span><text:span text:style-name="T58"> Read about these props in the react-router-dom documentation.</text:span></text:p>
      <text:p text:style-name="P43"/>
      <text:p text:style-name="P46"><text:span text:style-name="T50">Setting additional props </text:span><text:span text:style-name="T52">(Video 7)</text:span> for the Route component tag by doing it this way:</text:p>
      <text:p text:style-name="P46"><text:tab/>render={ (<text:span text:style-name="T67">props</text:span>) =&gt; &lt;Products sortBy=”<text:span text:style-name="T66">newest” {...props}</text:span> /&gt; } </text:p>
      <text:p text:style-name="P43"><text:s/></text:p>
      <text:p text:style-name="P47"><text:span text:style-name="T50">Passing parameters to routes</text:span> (video 8) . <text:span text:style-name="T68">Also, we can read the route parameters passed to a component using the match object. </text:span></text:p>
      <text:p text:style-name="P47"/>
      <text:p text:style-name="P48"><text:span text:style-name="T50">Query String Parameters</text:span> (video 10) . <text:span text:style-name="T69">npm package query-string for working with query strings.</text:span></text:p>
      <text:p text:style-name="P48"/>
      <text:p text:style-name="P49"><text:span text:style-name="T63">{</text:span><text:span text:style-name="T61">Redirect</text:span><text:span text:style-name="T63">}</text:span><text:span text:style-name="T61"> </text:span><text:span text:style-name="T63">component</text:span> <text:span text:style-name="T71">for redirects </text:span>(video 11) – <text:span text:style-name="T70">component used to redirect user to a different URL from an invalid one. Redirect component can also be used to redirect resources from one URL to another. &lt;Redirect from=”/messages” to=”posts” /&gt;. </text:span><text:span text:style-name="T54">Just add “exact” keyword for the not-found page.</text:span></text:p>
      <text:p text:style-name="P50"><text:span text:style-name="T59">Redirecting a user when they click a button or submit a form</text:span> – video 12. Called programmatic navigation. <text:span text:style-name="T72">The history object from the three objects (history, location, match) has a bunch of useful methods for this. Push() allows us to push the Url to a stack (address history) so we can go back to it by pressing the back button. Replace() replaces the current address so we wont have history. </text:span></text:p>
      <text:p text:style-name="P50"/>
      <text:p text:style-name="P51"><text:span text:style-name="T50">Nested Routing</text:span> (video 13) </text:p>
      <text:p text:style-name="P51"/>
      <text:p text:style-name="P74"><text:span text:style-name="T75">Ch- 5 </text:span><text:span text:style-name="T74">Forms</text:span> </text:p>
      <text:p text:style-name="P52"/>
      <text:p text:style-name="P53"><text:span text:style-name="T73">Handling form submission (video 3). </text:span>Every form element has an event called onSubmit{}. </text:p>
      <text:p text:style-name="P53"/>
      <text:p text:style-name="P54">e.preventDefault() ---&gt; prevents a call to the server which causes a full page reload. </text:p>
      <text:p text:style-name="P54"/>
      <text:p text:style-name="P55"><text:span text:style-name="T50">Access dom elements</text:span> directly using refs (<text:span text:style-name="T50">video 4</text:span>). Minimize use of refs, only use when you know what you’re doing completely. eg. username = <text:s/>React.createRef() to create a ref object. And in the element tag add a ref attribute to <text:s/>ref={this.username}. This ref has a property called current which returns the actual dom element. </text:p>
      <text:p text:style-name="P55"/>
      <text:p text:style-name="P56"><text:span text:style-name="T50">Controlled elements</text:span> – video 5. When building forms, our form components have a state that are initialized based on what we get from the server. <text:span text:style-name="T76">Controlled elements are like controlled components. They dont have their own state. They receive all data by props. They notify changes to the data by raising events. The element (i.e. &lt;input&gt; tag) must have an onChange event to handle changes/data input to that input box. </text:span><text:span text:style-name="T64">Undefined and null cannot be used as values of a controlled element.</text:span></text:p>
      <text:p text:style-name="P57">Always initialize the properties in the state of a form to an empty string or value that you get from server. </text:p>
      <text:p text:style-name="P57"/>
      <text:p text:style-name="P58"><text:span text:style-name="T50">Reusuable component</text:span> – video 8. Very good video.</text:p>
      <text:p text:style-name="P58"/>
      <text:p text:style-name="P72"/>
      <text:p text:style-name="P72"/>
      <text:p text:style-name="P59"><text:soft-page-break/><text:span text:style-name="T50">Form validation structure</text:span> – video 9 <text:span text:style-name="T77">and a </text:span><text:span text:style-name="T55">basic validation function</text:span><text:span text:style-name="T77"> – video 10</text:span></text:p>
      <text:p text:style-name="P60"><text:span text:style-name="T50">Error displayingForm validation</text:span> – video 11. Very good examples of conditional rendering of components and providing an empty object for setState method if a null is returned to the method. </text:p>
      <text:p text:style-name="P60"/>
      <text:p text:style-name="P62"><text:span text:style-name="T50">Joi- a form validation library</text:span> – video 13 </text:p>
      <text:p text:style-name="P62"/>
      <text:p text:style-name="P62"/>
      <text:p text:style-name="P62"/>
      <text:p text:style-name="P73">Chapter 9</text:p>
      <text:p text:style-name="P63"><text:span text:style-name="T50">Hooks</text:span> – Advanced topics – <text:span text:style-name="T78">As of React 16, functional components can have state and a lifecycle hooks. A hook is a function that allows us to hook into react features like working with state and lifecycle hooks. Hooks cannot be called inside loops, nested functions, conditions. </text:span></text:p>
      <text:p text:style-name="P63"/>
      <text:p text:style-name="P63">Higher order components – we use HOC to reuse logic across components.</text:p>
      <text:p text:style-name="P63"/>
      <text:p text:style-name="P64"><text:span text:style-name="T56">UseEffect Hook.</text:span><text:span text:style-name="T81"> (video 8)</text:span>All the lifecycle hooks, componentDidMout, componentDidUpdate and componentWillUnmount can be used using the single hook useEffect(func) in Functional components now. </text:p>
      <text:p text:style-name="P64"/>
      <text:p text:style-name="P65">useEffect( () =&gt; {</text:p>
      <text:p text:style-name="P66"><text:tab/>//... <text:span text:style-name="T79">componentDidMout, componentDidUpdate code here</text:span></text:p>
      <text:p text:style-name="P66"><text:tab/></text:p>
      <text:p text:style-name="P66"><text:tab/><text:span text:style-name="T82">return () =&gt; {</text:span></text:p>
      <text:p text:style-name="P66"><text:tab/><text:tab/>//<text:span text:style-name="T79">componentWillUnmount code here</text:span></text:p>
      <text:p text:style-name="P66"><text:tab/><text:span text:style-name="T82">}</text:span></text:p>
      <text:p text:style-name="P65">}, [count] );</text:p>
      <text:p text:style-name="P65"/>
      <text:p text:style-name="P65"/>
      <text:p text:style-name="P65">//<text:span text:style-name="T80">useEffect ignores all the variables not in the array after the lambda expression. UseEffect is called only when count changes, but not when other variables (of state) changes. </text:span></text:p>
      <text:p text:style-name="P65"/>
      <text:p text:style-name="P67"><text:span text:style-name="T50">Context</text:span> (video 11) – Context allows props to be passed down the component tree to descendant components directly from ancestor to descendant, to avoid the problem of prop drilling.</text:p>
      <text:p text:style-name="P67"/>
      <text:p text:style-name="P68">Using context in class components &amp; Static properties of a class to use inside lifecycle hooks like componentDidMount.</text:p>
      <text:p text:style-name="P68"/>
      <text:p text:style-name="P69"><text:span text:style-name="T50">Using context API</text:span> in functional components (Video 13). <text:span text:style-name="T83">Use the useContext hook from React to access context from the App component or provider component. Just use functional components from now on, over class components. Its just much better. </text:span></text:p>
      <text:p text:style-name="P69"/>
      <text:p text:style-name="P70"><text:span text:style-name="T50">Updating the context</text:span> (video 14 ) and <text:span text:style-name="T50">consuming multiple components</text:span> (video 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20:09:06.712175143</meta:creation-date>
    <dc:date>2020-06-08T22:21:50.271745530</dc:date>
    <meta:editing-duration>P11DT5H35M9S</meta:editing-duration>
    <meta:editing-cycles>175</meta:editing-cycles>
    <meta:generator>LibreOffice/6.0.7.3$Linux_X86_64 LibreOffice_project/00m0$Build-3</meta:generator>
    <meta:document-statistic meta:table-count="0" meta:image-count="0" meta:object-count="0" meta:page-count="5" meta:paragraph-count="87" meta:word-count="1923" meta:character-count="11854" meta:non-whitespace-character-count="9943"/>
  </office:meta>
</office:document-meta>
</file>